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211.76mm" svg:y="2.61mm">
            <loext:p draw:notify-on-update-of-ranges="List1.A8:List1.A14 List1.B7:List1.B7 List1.B8:List1.B14 List1.C7:List1.C7 List1.C8:List1.C14 List1.D7:List1.D7 List1.D8:Lis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1.01mm" svg:y="104.06mm">
            <loext:p draw:notify-on-update-of-ranges="List1.A18:List1.A24 List1.B17:List1.B17 List1.B18:List1.B24 List1.C17:List1.C17 List1.C18:List1.C24 List1.D17:List1.D17 List1.D18:List1.D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.73mm" svg:y="161.43mm">
            <loext:p draw:notify-on-update-of-ranges="List1.A28:List1.A34 List1.B27:List1.B27 List1.B28:List1.B34 List1.C27:List1.C27 List1.C28:List1.C34 List1.D27:List1.D27 List1.D28:List1.D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5.31mm" svg:height="89.99mm" svg:x="294.97mm" svg:y="196.5mm">
            <loext:p draw:notify-on-update-of-ranges="List1.A60:List1.A63 List1.B59:List1.B59 List1.B60:List1.B63 List1.C59:List1.C59 List1.C60:List1.C63 List1.D59:List1.D59 List1.D60:List1.D63 List1.E59:List1.E59 List1.E60:List1.E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05.24mm" svg:y="303.54mm">
            <loext:p draw:notify-on-update-of-ranges="List1.B75:List1.G75 List1.A76:List1.A76 List1.B76:List1.G76 List1.A77:List1.A77 List1.B77:List1.G77 List1.A78:List1.A78 List1.B78:List1.G78 List1.A79:List1.A79 List1.B79:List1.G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12.93mm" svg:y="408.72mm">
            <loext:p draw:notify-on-update-of-ranges="List1.B82:List1.G82 List1.A83:List1.A83 List1.B83:List1.G83 List1.A84:List1.A84 List1.B84:List1.G84 List1.A85:List1.A85 List1.B85:List1.G85 List1.A86:List1.A86 List1.B86:List1.G8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2.33mm" svg:y="434.48mm">
            <loext:p draw:notify-on-update-of-ranges="List1.B90:List1.G90 List1.A91:List1.A91 List1.B91:List1.G91 List1.A92:List1.A92 List1.B92:List1.G92 List1.A93:List1.A93 List1.B93:List1.G93 List1.A94:List1.A94 List1.B94:List1.G9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44.82mm" svg:y="626.01mm">
            <loext:p draw:notify-on-update-of-ranges="List1.B133:List1.G133 List1.A134:List1.A134 List1.B134:List1.G134 List1.A135:List1.A135 List1.B135:List1.G135 List1.A136:List1.A136 List1.B136:List1.G136 List1.A137:List1.A137 List1.B137:List1.G1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159.99mm" svg:height="89.99mm" svg:x="232.16mm" svg:y="622.55mm">
            <loext:p draw:notify-on-update-of-ranges="List1.B124:List1.G124 List1.A125:List1.A125 List1.B125:List1.G125 List1.A126:List1.A126 List1.B126:List1.G126 List1.A127:List1.A127 List1.B127:List1.G127 List1.A128:List1.A128 List1.B128:List1.G1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159.99mm" svg:height="89.99mm" svg:x="78.33mm" svg:y="760.67mm">
            <loext:p draw:notify-on-update-of-ranges="List1.B162:List1.G162 List1.A163:List1.A163 List1.B163:List1.G163 List1.A164:List1.A164 List1.B164:List1.G164 List1.A165:List1.A165 List1.B165:List1.G165 List1.A166:List1.A166 List1.B166:List1.G16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Komprese a procesorová náročn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.31" calcext:value-type="float">
            <text:p>56.31</text:p>
          </table:table-cell>
          <table:table-cell office:value-type="float" office:value="4.99" calcext:value-type="float">
            <text:p>4.99</text:p>
          </table:table-cell>
          <table:table-cell office:value-type="float" office:value="5.27" calcext:value-type="float">
            <text:p>5.2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60+52.37" office:value-type="float" office:value="112.37" calcext:value-type="float">
            <text:p>112.37</text:p>
          </table:table-cell>
          <table:table-cell office:value-type="float" office:value="9.3" calcext:value-type="float">
            <text:p>9.3</text:p>
          </table:table-cell>
          <table:table-cell office:value-type="float" office:value="12.26" calcext:value-type="float">
            <text:p>12.2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60+45.35" office:value-type="float" office:value="165.35" calcext:value-type="float">
            <text:p>165.35</text:p>
          </table:table-cell>
          <table:table-cell office:value-type="float" office:value="14.11" calcext:value-type="float">
            <text:p>14.11</text:p>
          </table:table-cell>
          <table:table-cell office:value-type="float" office:value="15.01" calcext:value-type="float">
            <text:p>15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35.76" office:value-type="float" office:value="215.76" calcext:value-type="float">
            <text:p>215.76</text:p>
          </table:table-cell>
          <table:table-cell office:value-type="float" office:value="18.89" calcext:value-type="float">
            <text:p>18.89</text:p>
          </table:table-cell>
          <table:table-cell office:value-type="float" office:value="19.47" calcext:value-type="float">
            <text:p>19.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4*60+8.9" office:value-type="float" office:value="248.9" calcext:value-type="float">
            <text:p>248.9</text:p>
          </table:table-cell>
          <table:table-cell office:value-type="float" office:value="22.97" calcext:value-type="float">
            <text:p>22.97</text:p>
          </table:table-cell>
          <table:table-cell office:value-type="float" office:value="25.48" calcext:value-type="float">
            <text:p>25.4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4*60+30.29" office:value-type="float" office:value="270.29" calcext:value-type="float">
            <text:p>270.29</text:p>
          </table:table-cell>
          <table:table-cell office:value-type="float" office:value="29.44" calcext:value-type="float">
            <text:p>29.44</text:p>
          </table:table-cell>
          <table:table-cell office:value-type="float" office:value="29.5" calcext:value-type="float">
            <text:p>29.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5*60+4.9" office:value-type="float" office:value="304.9" calcext:value-type="float">
            <text:p>304.9</text:p>
          </table:table-cell>
          <table:table-cell office:value-type="float" office:value="33" calcext:value-type="float">
            <text:p>33</text:p>
          </table:table-cell>
          <table:table-cell office:value-type="float" office:value="35.49" calcext:value-type="float">
            <text:p>35.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vodni vs nova velik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ůvodní velikost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07" calcext:value-type="float">
            <text:p>28.07</text:p>
          </table:table-cell>
          <table:table-cell table:number-columns-repeated="2" office:value-type="float" office:value="41.35" calcext:value-type="float">
            <text:p>41.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71" calcext:value-type="float">
            <text:p>33.71</text:p>
          </table:table-cell>
          <table:table-cell table:number-columns-repeated="2" office:value-type="float" office:value="66.73" calcext:value-type="float">
            <text:p>66.7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.06" calcext:value-type="float">
            <text:p>38.06</text:p>
          </table:table-cell>
          <table:table-cell table:number-columns-repeated="2" office:value-type="float" office:value="91.09" calcext:value-type="float">
            <text:p>91.0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116.31" calcext:value-type="float">
            <text:p>116.3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.13" calcext:value-type="float">
            <text:p>47.13</text:p>
          </table:table-cell>
          <table:table-cell table:number-columns-repeated="2" office:value-type="float" office:value="139.18" calcext:value-type="float">
            <text:p>139.1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161.84" calcext:value-type="float">
            <text:p>161.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6.12" calcext:value-type="float">
            <text:p>56.12</text:p>
          </table:table-cell>
          <table:table-cell table:number-columns-repeated="2" office:value-type="float" office:value="187.64" calcext:value-type="float">
            <text:p>187.6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komprese a procesorova narocn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6" calcext:value-type="float">
            <text:p>2.56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27" calcext:value-type="float">
            <text:p>3.27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office:value-type="float" office:value="2.23" calcext:value-type="float">
            <text:p>2.23</text:p>
          </table:table-cell>
          <table:table-cell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7" calcext:value-type="float">
            <text:p>4.37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2" calcext:value-type="float">
            <text:p>5.02</text:p>
          </table:table-cell>
          <table:table-cell office:value-type="float" office:value="3.6" calcext:value-type="float">
            <text:p>3.6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46" calcext:value-type="float">
            <text:p>5.46</text:p>
          </table:table-cell>
          <table:table-cell office:value-type="float" office:value="4.24" calcext:value-type="float">
            <text:p>4.24</text:p>
          </table:table-cell>
          <table:table-cell office:value-type="float" office:value="4.72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89" calcext:value-type="float">
            <text:p>5.89</text:p>
          </table:table-cell>
          <table:table-cell office:value-type="float" office:value="4.87" calcext:value-type="float">
            <text:p>4.87</text:p>
          </table:table-cell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Vertikalizátor – procesorový čas</text:p>
          </table:table-cell>
          <table:table-cell office:value-type="string" calcext:value-type="string">
            <text:p>Vertikalizátor – reálný čas</text:p>
          </table:table-cell>
          <table:table-cell office:value-type="string" calcext:value-type="string">
            <text:p>Nový systém – procesorový čas</text:p>
          </table:table-cell>
          <table:table-cell office:value-type="string" calcext:value-type="string">
            <text:p>Nový systém – reálný ča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.05" calcext:value-type="float">
            <text:p>82.05</text:p>
          </table:table-cell>
          <table:table-cell office:value-type="float" office:value="85.12" calcext:value-type="float">
            <text:p>85.12</text:p>
          </table:table-cell>
          <table:table-cell office:value-type="float" office:value="103.12" calcext:value-type="float">
            <text:p>103.1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136.38" calcext:value-type="float">
            <text:p>136.38</text:p>
          </table:table-cell>
          <table:table-cell office:value-type="float" office:value="143.84" calcext:value-type="float">
            <text:p>143.84</text:p>
          </table:table-cell>
          <table:table-cell office:value-type="float" office:value="139.61" calcext:value-type="float">
            <text:p>139.61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float" office:value="205.4" calcext:value-type="float">
            <text:p>205.4</text:p>
          </table:table-cell>
          <table:table-cell table:formula="of:=2*60+41.16" office:value-type="float" office:value="161.16" calcext:value-type="float">
            <text:p>161.16</text:p>
          </table:table-cell>
          <table:table-cell office:value-type="float" office:value="168.54" calcext:value-type="float">
            <text:p>168.54</text:p>
          </table:table-cell>
          <table:table-cell office:value-type="float" office:value="184.18" calcext:value-type="float">
            <text:p>184.18</text:p>
          </table:table-cell>
          <table:table-cell office:value-type="float" office:value="30.02" calcext:value-type="float">
            <text:p>30.02</text:p>
          </table:table-cell>
          <table:table-cell table:number-columns-repeated="2"/>
        </table:table-row>
        <table:table-row table:style-name="ro1">
          <table:table-cell office:value-type="float" office:value="249.1" calcext:value-type="float">
            <text:p>249.1</text:p>
          </table:table-cell>
          <table:table-cell office:value-type="float" office:value="190.8" calcext:value-type="float">
            <text:p>190.8</text:p>
          </table:table-cell>
          <table:table-cell office:value-type="float" office:value="200.09" calcext:value-type="float">
            <text:p>200.09</text:p>
          </table:table-cell>
          <table:table-cell office:value-type="float" office:value="243.1" calcext:value-type="float">
            <text:p>243.1</text:p>
          </table:table-cell>
          <table:table-cell office:value-type="float" office:value="37.12" calcext:value-type="float">
            <text:p>37.12</text:p>
          </table:table-cell>
          <table:table-cell table:number-columns-repeated="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proce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97.86" calcext:value-type="float">
            <text:p>97.86</text:p>
          </table:table-cell>
          <table:table-cell office:value-type="float" office:value="101.9" calcext:value-type="float">
            <text:p>101.9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3.12" calcext:value-type="float">
            <text:p>103.12</text:p>
          </table:table-cell>
          <table:table-cell office:value-type="float" office:value="108.82" calcext:value-type="float">
            <text:p>108.82</text:p>
          </table:table-cell>
          <table:table-cell office:value-type="float" office:value="116.58" calcext:value-type="float">
            <text:p>116.58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table:formula="of:=60+56.22+17.8" office:value-type="float" office:value="134.02" calcext:value-type="float">
            <text:p>134.02</text:p>
          </table:table-cell>
          <table:table-cell table:formula="of:=120+2.48" office:value-type="float" office:value="122.48" calcext:value-type="float">
            <text:p>122.48</text:p>
          </table:table-cell>
          <table:table-cell table:formula="of:=120+12.47" office:value-type="float" office:value="132.47" calcext:value-type="float">
            <text:p>132.47</text:p>
          </table:table-cell>
          <table:table-cell table:formula="of:=120+19.61" office:value-type="float" office:value="139.61" calcext:value-type="float">
            <text:p>139.61</text:p>
          </table:table-cell>
          <table:table-cell office:value-type="float" office:value="147.67" calcext:value-type="float">
            <text:p>147.67</text:p>
          </table:table-cell>
          <table:table-cell office:value-type="float" office:value="153.86" calcext:value-type="float">
            <text:p>153.86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table:formula="of:=2*60+34.62" office:value-type="float" office:value="154.62" calcext:value-type="float">
            <text:p>154.62</text:p>
          </table:table-cell>
          <table:table-cell table:formula="of:=120+40.92" office:value-type="float" office:value="160.92" calcext:value-type="float">
            <text:p>160.92</text:p>
          </table:table-cell>
          <table:table-cell table:formula="of:=120+50.62" office:value-type="float" office:value="170.62" calcext:value-type="float">
            <text:p>170.62</text:p>
          </table:table-cell>
          <table:table-cell table:formula="of:=3*60+4.18" office:value-type="float" office:value="184.18" calcext:value-type="float">
            <text:p>184.18</text:p>
          </table:table-cell>
          <table:table-cell table:formula="of:=3*60+16.25" office:value-type="float" office:value="196.25" calcext:value-type="float">
            <text:p>196.25</text:p>
          </table:table-cell>
          <table:table-cell table:formula="of:=180+18.8" office:value-type="float" office:value="198.8" calcext:value-type="float">
            <text:p>198.8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table:formula="of:=3*60+16.95" office:value-type="float" office:value="196.95" calcext:value-type="float">
            <text:p>196.95</text:p>
          </table:table-cell>
          <table:table-cell table:formula="of:=3*60+28.65" office:value-type="float" office:value="208.65" calcext:value-type="float">
            <text:p>208.65</text:p>
          </table:table-cell>
          <table:table-cell table:formula="of:=3*60+47.99" office:value-type="float" office:value="227.99" calcext:value-type="float">
            <text:p>227.99</text:p>
          </table:table-cell>
          <table:table-cell table:formula="of:=4*60+3.1" office:value-type="float" office:value="243.1" calcext:value-type="float">
            <text:p>243.1</text:p>
          </table:table-cell>
          <table:table-cell table:formula="of:=4*60+15.73" office:value-type="float" office:value="255.73" calcext:value-type="float">
            <text:p>255.73</text:p>
          </table:table-cell>
          <table:table-cell table:formula="of:=4*60+25.17" office:value-type="float" office:value="265.17" calcext:value-type="float">
            <text:p>265.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97.42" calcext:value-type="float">
            <text:p>97.42</text:p>
          </table:table-cell>
          <table:table-cell office:value-type="float" office:value="27.46" calcext:value-type="float">
            <text:p>27.46</text:p>
          </table:table-cell>
          <table:table-cell office:value-type="float" office:value="23.35" calcext:value-type="float">
            <text:p>23.35</text:p>
          </table:table-cell>
          <table:table-cell office:value-type="float" office:value="15.1" calcext:value-type="float">
            <text:p>15.1</text:p>
          </table:table-cell>
          <table:table-cell office:value-type="float" office:value="12.34" calcext:value-type="float">
            <text:p>12.3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table:formula="of:=3*60+55.62-17.12" office:value-type="float" office:value="218.5" calcext:value-type="float">
            <text:p>218.5</text:p>
          </table:table-cell>
          <table:table-cell office:value-type="float" office:value="57.87" calcext:value-type="float">
            <text:p>57.87</text:p>
          </table:table-cell>
          <table:table-cell office:value-type="float" office:value="30.25" calcext:value-type="float">
            <text:p>30.25</text:p>
          </table:table-cell>
          <table:table-cell office:value-type="float" office:value="22.51" calcext:value-type="float">
            <text:p>22.51</text:p>
          </table:table-cell>
          <table:table-cell office:value-type="float" office:value="17.42" calcext:value-type="float">
            <text:p>17.42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table:formula="of:=5*60+15.94" office:value-type="float" office:value="315.94" calcext:value-type="float">
            <text:p>315.94</text:p>
          </table:table-cell>
          <table:table-cell table:formula="of:=60+18.16" office:value-type="float" office:value="78.16" calcext:value-type="float">
            <text:p>78.16</text:p>
          </table:table-cell>
          <table:table-cell table:formula="of:=40.65" office:value-type="float" office:value="40.65" calcext:value-type="float">
            <text:p>40.65</text:p>
          </table:table-cell>
          <table:table-cell office:value-type="float" office:value="30.02" calcext:value-type="float">
            <text:p>30.02</text:p>
          </table:table-cell>
          <table:table-cell office:value-type="float" office:value="24.91" calcext:value-type="float">
            <text:p>24.91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table:formula="of:=6*60+9.14" office:value-type="float" office:value="369.14" calcext:value-type="float">
            <text:p>369.14</text:p>
          </table:table-cell>
          <table:table-cell table:formula="of:=60+33.76" office:value-type="float" office:value="93.76" calcext:value-type="float">
            <text:p>93.76</text:p>
          </table:table-cell>
          <table:table-cell table:formula="of:=50.33" office:value-type="float" office:value="50.33" calcext:value-type="float">
            <text:p>50.33</text:p>
          </table:table-cell>
          <table:table-cell office:value-type="float" office:value="37.12" calcext:value-type="float">
            <text:p>37.12</text:p>
          </table:table-cell>
          <table:table-cell office:value-type="float" office:value="31.6" calcext:value-type="float">
            <text:p>31.6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315.69" calcext:value-type="float">
            <text:p>315.69</text:p>
          </table:table-cell>
          <table:table-cell office:value-type="float" office:value="399.53" calcext:value-type="float">
            <text:p>399.53</text:p>
          </table:table-cell>
          <table:table-cell office:value-type="float" office:value="458.1" calcext:value-type="float">
            <text:p>458.1</text:p>
          </table:table-cell>
          <table:table-cell office:value-type="float" office:value="475.7" calcext:value-type="float">
            <text:p>475.7</text:p>
          </table:table-cell>
          <table:table-cell office:value-type="float" office:value="567.37" calcext:value-type="float">
            <text:p>567.37</text:p>
          </table:table-cell>
          <table:table-cell office:value-type="float" office:value="663.36" calcext:value-type="float">
            <text:p>663.36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office:value-type="float" office:value="465.9" calcext:value-type="float">
            <text:p>465.9</text:p>
          </table:table-cell>
          <table:table-cell office:value-type="float" office:value="521.52" calcext:value-type="float">
            <text:p>521.52</text:p>
          </table:table-cell>
          <table:table-cell office:value-type="float" office:value="582.63" calcext:value-type="float">
            <text:p>582.63</text:p>
          </table:table-cell>
          <table:table-cell office:value-type="float" office:value="688.43" calcext:value-type="float">
            <text:p>688.43</text:p>
          </table:table-cell>
          <table:table-cell office:value-type="float" office:value="798.68" calcext:value-type="float">
            <text:p>798.68</text:p>
          </table:table-cell>
          <table:table-cell office:value-type="float" office:value="879.43" calcext:value-type="float">
            <text:p>879.43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office:value-type="float" office:value="585.22" calcext:value-type="float">
            <text:p>585.22</text:p>
          </table:table-cell>
          <table:table-cell office:value-type="float" office:value="637.85" calcext:value-type="float">
            <text:p>637.85</text:p>
          </table:table-cell>
          <table:table-cell office:value-type="float" office:value="700.79" calcext:value-type="float">
            <text:p>700.79</text:p>
          </table:table-cell>
          <table:table-cell office:value-type="float" office:value="732.78" calcext:value-type="float">
            <text:p>732.78</text:p>
          </table:table-cell>
          <table:table-cell office:value-type="float" office:value="816.01" calcext:value-type="float">
            <text:p>816.01</text:p>
          </table:table-cell>
          <table:table-cell office:value-type="float" office:value="1027.09" calcext:value-type="float">
            <text:p>1027.09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office:value-type="float" office:value="678.49" calcext:value-type="float">
            <text:p>678.49</text:p>
          </table:table-cell>
          <table:table-cell office:value-type="float" office:value="793.12" calcext:value-type="float">
            <text:p>793.12</text:p>
          </table:table-cell>
          <table:table-cell office:value-type="float" office:value="847.24" calcext:value-type="float">
            <text:p>847.24</text:p>
          </table:table-cell>
          <table:table-cell office:value-type="float" office:value="950.64" calcext:value-type="float">
            <text:p>950.64</text:p>
          </table:table-cell>
          <table:table-cell office:value-type="float" office:value="1040.74" calcext:value-type="float">
            <text:p>1040.74</text:p>
          </table:table-cell>
          <table:table-cell office:value-type="float" office:value="1106.98" calcext:value-type="float">
            <text:p>1106.98</text:p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 office:value-type="string" calcext:value-type="string">
            <text:p>pocet proces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7*60+30.25" office:value-type="float" office:value="1050.25" calcext:value-type="float">
            <text:p>1050.25</text:p>
          </table:table-cell>
          <table:table-cell table:formula="of:=4*60+24.73" office:value-type="float" office:value="264.73" calcext:value-type="float">
            <text:p>264.73</text:p>
          </table:table-cell>
          <table:table-cell table:formula="of:=120+28.7" office:value-type="float" office:value="148.7" calcext:value-type="float">
            <text:p>148.7</text:p>
          </table:table-cell>
          <table:table-cell table:formula="of:=2*60+30.12" office:value-type="float" office:value="150.12" calcext:value-type="float">
            <text:p>150.12</text:p>
          </table:table-cell>
          <table:table-cell table:formula="of:=2*60+35.22" office:value-type="float" office:value="155.22" calcext:value-type="float">
            <text:p>155.22</text:p>
          </table:table-cell>
          <table:table-cell table:formula="of:=120+44.26" office:value-type="float" office:value="164.26" calcext:value-type="float">
            <text:p>164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3*60+59.85" office:value-type="float" office:value="839.85" calcext:value-type="float">
            <text:p>839.85</text:p>
          </table:table-cell>
          <table:table-cell table:formula="of:=3*60+40.83" office:value-type="float" office:value="220.83" calcext:value-type="float">
            <text:p>220.83</text:p>
          </table:table-cell>
          <table:table-cell table:formula="of:=2*60+24.25" office:value-type="float" office:value="144.25" calcext:value-type="float">
            <text:p>144.25</text:p>
          </table:table-cell>
          <table:table-cell table:formula="of:=2*60+38.47" office:value-type="float" office:value="158.47" calcext:value-type="float">
            <text:p>158.47</text:p>
          </table:table-cell>
          <table:table-cell table:formula="of:=2*60+51.66" office:value-type="float" office:value="171.66" calcext:value-type="float">
            <text:p>171.66</text:p>
          </table:table-cell>
          <table:table-cell table:formula="of:=2*60+51.33" office:value-type="float" office:value="171.33" calcext:value-type="float">
            <text:p>171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*20+51.58" office:value-type="float" office:value="1251.58" calcext:value-type="float">
            <text:p>1251.58</text:p>
          </table:table-cell>
          <table:table-cell table:formula="of:=5*60+57.96" office:value-type="float" office:value="357.96" calcext:value-type="float">
            <text:p>357.96</text:p>
          </table:table-cell>
          <table:table-cell table:formula="of:=4*60+17.67" office:value-type="float" office:value="257.67" calcext:value-type="float">
            <text:p>257.67</text:p>
          </table:table-cell>
          <table:table-cell table:formula="of:=4*60+32.39" office:value-type="float" office:value="272.39" calcext:value-type="float">
            <text:p>272.39</text:p>
          </table:table-cell>
          <table:table-cell table:formula="of:=4*60+34.01" office:value-type="float" office:value="274.01" calcext:value-type="float">
            <text:p>274.01</text:p>
          </table:table-cell>
          <table:table-cell table:formula="of:=5*60+40.63" office:value-type="float" office:value="340.63" calcext:value-type="float">
            <text:p>340.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44*60+40.571" office:value-type="float" office:value="2680.571" calcext:value-type="float">
            <text:p>2680.571</text:p>
          </table:table-cell>
          <table:table-cell table:formula="of:=5*60+58.12" office:value-type="float" office:value="358.12" calcext:value-type="float">
            <text:p>358.12</text:p>
          </table:table-cell>
          <table:table-cell table:formula="of:=4*60+17.1" office:value-type="float" office:value="257.1" calcext:value-type="float">
            <text:p>257.1</text:p>
          </table:table-cell>
          <table:table-cell table:formula="of:=11*60+32.86" office:value-type="float" office:value="692.86" calcext:value-type="float">
            <text:p>692.86</text:p>
          </table:table-cell>
          <table:table-cell table:formula="of:=11*60+55.29" office:value-type="float" office:value="715.29" calcext:value-type="float">
            <text:p>715.29</text:p>
          </table:table-cell>
          <table:table-cell table:formula="of:=11*60+35.12" office:value-type="float" office:value="695.12" calcext:value-type="float">
            <text:p>695.12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pocet proces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1*60+22" office:value-type="float" office:value="1282" calcext:value-type="float">
            <text:p>1282</text:p>
          </table:table-cell>
          <table:table-cell table:formula="of:=21*60+13.43" office:value-type="float" office:value="1273.43" calcext:value-type="float">
            <text:p>1273.43</text:p>
          </table:table-cell>
          <table:table-cell table:formula="of:=23*60+24.78" office:value-type="float" office:value="1404.78" calcext:value-type="float">
            <text:p>1404.78</text:p>
          </table:table-cell>
          <table:table-cell table:formula="of:=26*60+14.85" office:value-type="float" office:value="1574.85" calcext:value-type="float">
            <text:p>1574.85</text:p>
          </table:table-cell>
          <table:table-cell table:formula="of:=27*60+51.74" office:value-type="float" office:value="1671.74" calcext:value-type="float">
            <text:p>1671.74</text:p>
          </table:table-cell>
          <table:table-cell table:formula="of:=27*60+14.1" office:value-type="float" office:value="1634.1" calcext:value-type="float">
            <text:p>1634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9*60+37.35" office:value-type="float" office:value="1177.35" calcext:value-type="float">
            <text:p>1177.35</text:p>
          </table:table-cell>
          <table:table-cell table:formula="of:=20*60+13.26" office:value-type="float" office:value="1213.26" calcext:value-type="float">
            <text:p>1213.26</text:p>
          </table:table-cell>
          <table:table-cell table:formula="of:=23*60+21.86" office:value-type="float" office:value="1401.86" calcext:value-type="float">
            <text:p>1401.86</text:p>
          </table:table-cell>
          <table:table-cell table:formula="of:=26*60+46.07" office:value-type="float" office:value="1606.07" calcext:value-type="float">
            <text:p>1606.07</text:p>
          </table:table-cell>
          <table:table-cell table:formula="of:=28*60+53.42" office:value-type="float" office:value="1733.42" calcext:value-type="float">
            <text:p>1733.42</text:p>
          </table:table-cell>
          <table:table-cell table:formula="of:=60*29+46.54" office:value-type="float" office:value="1786.54" calcext:value-type="float">
            <text:p>1786.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4*60+53.37" office:value-type="float" office:value="1493.37" calcext:value-type="float">
            <text:p>1493.37</text:p>
          </table:table-cell>
          <table:table-cell table:formula="of:=27*60+25.93" office:value-type="float" office:value="1645.93" calcext:value-type="float">
            <text:p>1645.93</text:p>
          </table:table-cell>
          <table:table-cell table:formula="of:=37*60+25.3" office:value-type="float" office:value="2245.3" calcext:value-type="float">
            <text:p>2245.3</text:p>
          </table:table-cell>
          <table:table-cell table:formula="of:=52*60+9.31" office:value-type="float" office:value="3129.31" calcext:value-type="float">
            <text:p>3129.31</text:p>
          </table:table-cell>
          <table:table-cell table:formula="of:=64*60+37.53" office:value-type="float" office:value="3877.53" calcext:value-type="float">
            <text:p>3877.53</text:p>
          </table:table-cell>
          <table:table-cell table:formula="of:=83*60+47.28" office:value-type="float" office:value="5027.28" calcext:value-type="float">
            <text:p>5027.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47*60+35.66" office:value-type="float" office:value="2855.66" calcext:value-type="float">
            <text:p>2855.66</text:p>
          </table:table-cell>
          <table:table-cell table:formula="of:=27*60+16.57" office:value-type="float" office:value="1636.57" calcext:value-type="float">
            <text:p>1636.57</text:p>
          </table:table-cell>
          <table:table-cell table:formula="of:=36*60+55.84" office:value-type="float" office:value="2215.84" calcext:value-type="float">
            <text:p>2215.84</text:p>
          </table:table-cell>
          <table:table-cell table:formula="of:=122*60+35.78" office:value-type="float" office:value="7355.78" calcext:value-type="float">
            <text:p>7355.78</text:p>
          </table:table-cell>
          <table:table-cell table:formula="of:=155*60+8.36" office:value-type="float" office:value="9308.36" calcext:value-type="float">
            <text:p>9308.36</text:p>
          </table:table-cell>
          <table:table-cell table:formula="of:=160*60+51.22" office:value-type="float" office:value="9651.22" calcext:value-type="float">
            <text:p>9651.22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pocet proces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742352/1024" office:value-type="float" office:value="724.953125" calcext:value-type="float">
            <text:p>724.953125</text:p>
          </table:table-cell>
          <table:table-cell table:formula="of:=1614524/1024" office:value-type="float" office:value="1576.68359375" calcext:value-type="float">
            <text:p>1576.68359375</text:p>
          </table:table-cell>
          <table:table-cell table:formula="of:=2710212/1024" office:value-type="float" office:value="2646.69140625" calcext:value-type="float">
            <text:p>2646.69140625</text:p>
          </table:table-cell>
          <table:table-cell table:formula="of:=3873992/1024" office:value-type="float" office:value="3783.1953125" calcext:value-type="float">
            <text:p>3783.1953125</text:p>
          </table:table-cell>
          <table:table-cell table:formula="of:=5190036/1024" office:value-type="float" office:value="5068.39453125" calcext:value-type="float">
            <text:p>5068.39453125</text:p>
          </table:table-cell>
          <table:table-cell table:formula="of:=6122896/1024" office:value-type="float" office:value="5979.390625" calcext:value-type="float">
            <text:p>5979.390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23484/1024" office:value-type="float" office:value="804.18359375" calcext:value-type="float">
            <text:p>804.18359375</text:p>
          </table:table-cell>
          <table:table-cell table:formula="of:=1772568/1024" office:value-type="float" office:value="1731.0234375" calcext:value-type="float">
            <text:p>1731.0234375</text:p>
          </table:table-cell>
          <table:table-cell table:formula="of:=2957512/1024" office:value-type="float" office:value="2888.1953125" calcext:value-type="float">
            <text:p>2888.1953125</text:p>
          </table:table-cell>
          <table:table-cell table:formula="of:=3981888/1024" office:value-type="float" office:value="3888.5625" calcext:value-type="float">
            <text:p>3888.5625</text:p>
          </table:table-cell>
          <table:table-cell table:formula="of:=5258280/1024" office:value-type="float" office:value="5135.0390625" calcext:value-type="float">
            <text:p>5135.0390625</text:p>
          </table:table-cell>
          <table:table-cell table:formula="of:=6196848/1024" office:value-type="float" office:value="6051.609375" calcext:value-type="float">
            <text:p>6051.609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14452/1024" office:value-type="float" office:value="893.01953125" calcext:value-type="float">
            <text:p>893.01953125</text:p>
          </table:table-cell>
          <table:table-cell table:formula="of:=2037252/1024" office:value-type="float" office:value="1989.50390625" calcext:value-type="float">
            <text:p>1989.50390625</text:p>
          </table:table-cell>
          <table:table-cell table:formula="of:=3407344/1024" office:value-type="float" office:value="3327.484375" calcext:value-type="float">
            <text:p>3327.484375</text:p>
          </table:table-cell>
          <table:table-cell table:formula="of:=4590420/1024" office:value-type="float" office:value="4482.83203125" calcext:value-type="float">
            <text:p>4482.83203125</text:p>
          </table:table-cell>
          <table:table-cell table:formula="of:=5746992/1024" office:value-type="float" office:value="5612.296875" calcext:value-type="float">
            <text:p>5612.296875</text:p>
          </table:table-cell>
          <table:table-cell table:formula="of:=6864972/1024" office:value-type="float" office:value="6704.07421875" calcext:value-type="float">
            <text:p>6704.07421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115644/1024" office:value-type="float" office:value="1089.49609375" calcext:value-type="float">
            <text:p>1089.49609375</text:p>
          </table:table-cell>
          <table:table-cell table:formula="of:=2405200/1024" office:value-type="float" office:value="2348.828125" calcext:value-type="float">
            <text:p>2348.828125</text:p>
          </table:table-cell>
          <table:table-cell table:formula="of:=3962308/1024" office:value-type="float" office:value="3869.44140625" calcext:value-type="float">
            <text:p>3869.44140625</text:p>
          </table:table-cell>
          <table:table-cell table:formula="of:=4926512/1024" office:value-type="float" office:value="4811.046875" calcext:value-type="float">
            <text:p>4811.046875</text:p>
          </table:table-cell>
          <table:table-cell table:formula="of:=5913592/1024" office:value-type="float" office:value="5774.9921875" calcext:value-type="float">
            <text:p>5774.9921875</text:p>
          </table:table-cell>
          <table:table-cell table:formula="of:=6070764/1024" office:value-type="float" office:value="5928.48046875" calcext:value-type="float">
            <text:p>5928.4804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9:26:33.39321139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00:34.955523718</meta:creation-date>
    <dc:date>2018-05-01T21:39:13.614595942</dc:date>
    <meta:editing-duration>PT6H2M33S</meta:editing-duration>
    <meta:editing-cycles>15</meta:editing-cycles>
    <meta:generator>LibreOffice/5.1.6.2$Linux_X86_64 LibreOffice_project/10m0$Build-2</meta:generator>
    <meta:document-statistic meta:table-count="1" meta:cell-count="33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7:List1.D14" chart:data-source-has-labels="both" svg:x="1.331cm" svg:y="0.18cm" svg:width="12.37cm" svg:height="7.659cm">
          <chartooo:coordinate-region svg:x="2.138cm" svg:y="0.379cm" svg:width="11.283cm" svg:height="6.813cm"/>
          <chart:axis chart:dimension="x" chart:name="primary-x" chart:style-name="ch4" chartooo:axis-type="auto">
            <chartooo:date-scale/>
            <chart:title svg:x="4.826cm" svg:y="8.019cm" chart:style-name="ch5">
              <text:p>Velikost nekomprimovaných dat [MB]</text:p>
            </chart:title>
            <chart:categories table:cell-range-address="List1.A8:List1.A14"/>
            <chart:grid chart:style-name="ch6" chart:class="major"/>
          </chart:axis>
          <chart:axis chart:dimension="y" chart:name="primary-y" chart:style-name="ch4">
            <chart:title svg:x="0.451cm" svg:y="6.791cm" chart:style-name="ch7">
              <text:p>Spotřebováno procesorového času [s]</text:p>
            </chart:title>
            <chart:grid chart:style-name="ch6" chart:class="major"/>
          </chart:axis>
          <chart:series chart:style-name="ch8" chart:values-cell-range-address="List1.B8:List1.B14" chart:label-cell-address="List1.B7:List1.B7" chart:class="chart:line">
            <chart:data-point chart:repeated="7"/>
          </chart:series>
          <chart:series chart:style-name="ch9" chart:values-cell-range-address="List1.C8:List1.C14" chart:label-cell-address="List1.C7:List1.C7" chart:class="chart:line">
            <chart:data-point chart:repeated="7"/>
          </chart:series>
          <chart:series chart:style-name="ch10" chart:values-cell-range-address="List1.D8:List1.D14" chart:label-cell-address="List1.D7:List1.D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7:List1.B7</svg:desc>
                </draw:g>
              </table:table-cell>
              <table:table-cell office:value-type="string">
                <text:p>gzip</text:p>
                <draw:g>
                  <svg:desc>List1.C7:List1.C7</svg:desc>
                </draw:g>
              </table:table-cell>
              <table:table-cell office:value-type="string">
                <text:p>zip</text:p>
                <draw:g>
                  <svg:desc>List1.D7:List1.D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8:List1.A14</svg:desc>
                </draw:g>
              </table:table-cell>
              <table:table-cell office:value-type="float" office:value="56.31">
                <text:p>56.31</text:p>
                <draw:g>
                  <svg:desc>List1.B8:List1.B14</svg:desc>
                </draw:g>
              </table:table-cell>
              <table:table-cell office:value-type="float" office:value="4.99">
                <text:p>4.99</text:p>
                <draw:g>
                  <svg:desc>List1.C8:List1.C14</svg:desc>
                </draw:g>
              </table:table-cell>
              <table:table-cell office:value-type="float" office:value="5.27">
                <text:p>5.27</text:p>
                <draw:g>
                  <svg:desc>List1.D8:List1.D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.37">
                <text:p>112.37</text:p>
              </table:table-cell>
              <table:table-cell office:value-type="float" office:value="9.3">
                <text:p>9.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5.35">
                <text:p>165.35</text:p>
              </table:table-cell>
              <table:table-cell office:value-type="float" office:value="14.11">
                <text:p>14.1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.76">
                <text:p>215.76</text:p>
              </table:table-cell>
              <table:table-cell office:value-type="float" office:value="18.89">
                <text:p>18.89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22.97">
                <text:p>22.9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0.29">
                <text:p>270.29</text:p>
              </table:table-cell>
              <table:table-cell office:value-type="float" office:value="29.44">
                <text:p>29.4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4.9">
                <text:p>304.9</text:p>
              </table:table-cell>
              <table:table-cell office:value-type="float" office:value="33">
                <text:p>33</text:p>
              </table:table-cell>
              <table:table-cell office:value-type="float" office:value="35.49">
                <text:p>35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3.454cm" style:legend-expansion="high" chart:style-name="ch2"/>
        <chart:plot-area chart:style-name="ch3" table:cell-range-address="List1.A133:List1.G137" chart:data-source-has-labels="both" svg:x="1.331cm" svg:y="0.18cm" svg:width="12.449cm" svg:height="7.659cm">
          <chartooo:coordinate-region svg:x="2.323cm" svg:y="0.379cm" svg:width="11.085cm" svg:height="6.813cm"/>
          <chart:axis chart:dimension="x" chart:name="primary-x" chart:style-name="ch4" chartooo:axis-type="auto">
            <chartooo:date-scale/>
            <chart:title svg:x="6.466cm" svg:y="8.019cm" chart:style-name="ch5">
              <text:p>Počet procesů</text:p>
            </chart:title>
            <chart:categories table:cell-range-address="List1.B133:List1.G133"/>
            <chart:grid chart:style-name="ch6" chart:class="major"/>
          </chart:axis>
          <chart:axis chart:dimension="y" chart:name="primary-y" chart:style-name="ch4">
            <chart:title svg:x="0.451cm" svg:y="6.487cm" chart:style-name="ch7">
              <text:p>Spotřebovaný procesorový čas [s]</text:p>
            </chart:title>
            <chart:grid chart:style-name="ch6" chart:class="major"/>
          </chart:axis>
          <chart:series chart:style-name="ch8" chart:values-cell-range-address="List1.B134:List1.G134" chart:label-cell-address="List1.A134:List1.A134" chart:class="chart:line">
            <chart:data-point chart:repeated="6"/>
          </chart:series>
          <chart:series chart:style-name="ch9" chart:values-cell-range-address="List1.B135:List1.G135" chart:label-cell-address="List1.A135:List1.A135" chart:class="chart:line">
            <chart:data-point chart:repeated="6"/>
          </chart:series>
          <chart:series chart:style-name="ch10" chart:values-cell-range-address="List1.B136:List1.G136" chart:label-cell-address="List1.A136:List1.A136" chart:class="chart:line">
            <chart:data-point chart:repeated="6"/>
          </chart:series>
          <chart:series chart:style-name="ch11" chart:values-cell-range-address="List1.B137:List1.G137" chart:label-cell-address="List1.A137:List1.A13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133:List1.G13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List1.A134:List1.A134</svg:desc>
                </draw:g>
              </table:table-cell>
              <table:table-cell office:value-type="float" office:value="1282">
                <text:p>1282</text:p>
                <draw:g>
                  <svg:desc>List1.B134:List1.G134</svg:desc>
                </draw:g>
              </table:table-cell>
              <table:table-cell office:value-type="float" office:value="1273.43">
                <text:p>1273.43</text:p>
              </table:table-cell>
              <table:table-cell office:value-type="float" office:value="1404.78">
                <text:p>1404.78</text:p>
              </table:table-cell>
              <table:table-cell office:value-type="float" office:value="1574.85">
                <text:p>1574.85</text:p>
              </table:table-cell>
              <table:table-cell office:value-type="float" office:value="1671.74">
                <text:p>1671.74</text:p>
              </table:table-cell>
              <table:table-cell office:value-type="float" office:value="1634.1">
                <text:p>1634.1</text:p>
              </table:table-cell>
            </table:table-row>
            <table:table-row>
              <table:table-cell office:value-type="string">
                <text:p>50</text:p>
                <draw:g>
                  <svg:desc>List1.A135:List1.A135</svg:desc>
                </draw:g>
              </table:table-cell>
              <table:table-cell office:value-type="float" office:value="1177.35">
                <text:p>1177.35</text:p>
                <draw:g>
                  <svg:desc>List1.B135:List1.G135</svg:desc>
                </draw:g>
              </table:table-cell>
              <table:table-cell office:value-type="float" office:value="1213.26">
                <text:p>1213.26</text:p>
              </table:table-cell>
              <table:table-cell office:value-type="float" office:value="1401.86">
                <text:p>1401.86</text:p>
              </table:table-cell>
              <table:table-cell office:value-type="float" office:value="1606.07">
                <text:p>1606.07</text:p>
              </table:table-cell>
              <table:table-cell office:value-type="float" office:value="1733.42">
                <text:p>1733.42</text:p>
              </table:table-cell>
              <table:table-cell office:value-type="float" office:value="1786.54">
                <text:p>1786.54</text:p>
              </table:table-cell>
            </table:table-row>
            <table:table-row>
              <table:table-cell office:value-type="string">
                <text:p>100</text:p>
                <draw:g>
                  <svg:desc>List1.A136:List1.A136</svg:desc>
                </draw:g>
              </table:table-cell>
              <table:table-cell office:value-type="float" office:value="1493.37">
                <text:p>1493.37</text:p>
                <draw:g>
                  <svg:desc>List1.B136:List1.G136</svg:desc>
                </draw:g>
              </table:table-cell>
              <table:table-cell office:value-type="float" office:value="1645.93">
                <text:p>1645.93</text:p>
              </table:table-cell>
              <table:table-cell office:value-type="float" office:value="2245.3">
                <text:p>2245.3</text:p>
              </table:table-cell>
              <table:table-cell office:value-type="float" office:value="3129.31">
                <text:p>3129.31</text:p>
              </table:table-cell>
              <table:table-cell office:value-type="float" office:value="3877.53">
                <text:p>3877.53</text:p>
              </table:table-cell>
              <table:table-cell office:value-type="float" office:value="5027.28">
                <text:p>5027.28</text:p>
              </table:table-cell>
            </table:table-row>
            <table:table-row>
              <table:table-cell office:value-type="string">
                <text:p>200</text:p>
                <draw:g>
                  <svg:desc>List1.A137:List1.A137</svg:desc>
                </draw:g>
              </table:table-cell>
              <table:table-cell office:value-type="float" office:value="2855.66">
                <text:p>2855.66</text:p>
                <draw:g>
                  <svg:desc>List1.B137:List1.G137</svg:desc>
                </draw:g>
              </table:table-cell>
              <table:table-cell office:value-type="float" office:value="1636.57">
                <text:p>1636.57</text:p>
              </table:table-cell>
              <table:table-cell office:value-type="float" office:value="2215.84">
                <text:p>2215.84</text:p>
              </table:table-cell>
              <table:table-cell office:value-type="float" office:value="7355.78">
                <text:p>7355.78</text:p>
              </table:table-cell>
              <table:table-cell office:value-type="float" office:value="9308.36">
                <text:p>9308.36</text:p>
              </table:table-cell>
              <table:table-cell office:value-type="float" office:value="9651.22">
                <text:p>9651.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17:List1.D24" chart:data-source-has-labels="both" svg:x="1.331cm" svg:y="0.18cm" svg:width="12.37cm" svg:height="7.659cm">
          <chartooo:coordinate-region svg:x="1.952cm" svg:y="0.379cm" svg:width="11.283cm" svg:height="6.813cm"/>
          <chart:axis chart:dimension="x" chart:name="primary-x" chart:style-name="ch4" chartooo:axis-type="auto">
            <chartooo:date-scale/>
            <chart:title svg:x="4.786cm" svg:y="8.019cm" chart:style-name="ch5">
              <text:p>Velikost nekomprimovaných  dat [MB]</text:p>
            </chart:title>
            <chart:categories table:cell-range-address="List1.A18:List1.A24"/>
            <chart:grid chart:style-name="ch6" chart:class="major"/>
          </chart:axis>
          <chart:axis chart:dimension="y" chart:name="primary-y" chart:style-name="ch4">
            <chart:title svg:x="0.451cm" svg:y="6.514cm" chart:style-name="ch7">
              <text:p>Velikost komprimovaných dat [MB]</text:p>
            </chart:title>
            <chart:grid chart:style-name="ch6" chart:class="major"/>
          </chart:axis>
          <chart:series chart:style-name="ch8" chart:values-cell-range-address="List1.B18:List1.B24" chart:label-cell-address="List1.B17:List1.B17" chart:class="chart:line">
            <chart:data-point chart:repeated="7"/>
          </chart:series>
          <chart:series chart:style-name="ch9" chart:values-cell-range-address="List1.C18:List1.C24" chart:label-cell-address="List1.C17:List1.C17" chart:class="chart:line">
            <chart:data-point chart:repeated="7"/>
          </chart:series>
          <chart:series chart:style-name="ch10" chart:values-cell-range-address="List1.D18:List1.D24" chart:label-cell-address="List1.D17:List1.D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17:List1.B17</svg:desc>
                </draw:g>
              </table:table-cell>
              <table:table-cell office:value-type="string">
                <text:p>gzip</text:p>
                <draw:g>
                  <svg:desc>List1.C17:List1.C17</svg:desc>
                </draw:g>
              </table:table-cell>
              <table:table-cell office:value-type="string">
                <text:p>zip</text:p>
                <draw:g>
                  <svg:desc>List1.D17:List1.D1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18:List1.A24</svg:desc>
                </draw:g>
              </table:table-cell>
              <table:table-cell office:value-type="float" office:value="28.07">
                <text:p>28.07</text:p>
                <draw:g>
                  <svg:desc>List1.B18:List1.B24</svg:desc>
                </draw:g>
              </table:table-cell>
              <table:table-cell office:value-type="float" office:value="41.35">
                <text:p>41.35</text:p>
                <draw:g>
                  <svg:desc>List1.C18:List1.C24</svg:desc>
                </draw:g>
              </table:table-cell>
              <table:table-cell office:value-type="float" office:value="41.35">
                <text:p>41.35</text:p>
                <draw:g>
                  <svg:desc>List1.D18:List1.D2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.71">
                <text:p>33.71</text:p>
              </table:table-cell>
              <table:table-cell office:value-type="float" office:value="66.73">
                <text:p>66.73</text:p>
              </table:table-cell>
              <table:table-cell office:value-type="float" office:value="66.73">
                <text:p>66.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.06">
                <text:p>38.06</text:p>
              </table:table-cell>
              <table:table-cell office:value-type="float" office:value="91.09">
                <text:p>91.09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3.09">
                <text:p>43.09</text:p>
              </table:table-cell>
              <table:table-cell office:value-type="float" office:value="116.31">
                <text:p>116.31</text:p>
              </table:table-cell>
              <table:table-cell office:value-type="float" office:value="116.31">
                <text:p>116.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.13">
                <text:p>47.13</text:p>
              </table:table-cell>
              <table:table-cell office:value-type="float" office:value="139.18">
                <text:p>139.18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9.8">
                <text:p>49.8</text:p>
              </table:table-cell>
              <table:table-cell office:value-type="float" office:value="161.84">
                <text:p>161.84</text:p>
              </table:table-cell>
              <table:table-cell office:value-type="float" office:value="161.84">
                <text:p>161.8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6.12">
                <text:p>56.12</text:p>
              </table:table-cell>
              <table:table-cell office:value-type="float" office:value="187.64">
                <text:p>187.64</text:p>
              </table:table-cell>
              <table:table-cell office:value-type="float" office:value="187.64">
                <text:p>187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27:List1.D34" chart:data-source-has-labels="both" svg:x="1.331cm" svg:y="0.18cm" svg:width="12.37cm" svg:height="7.659cm">
          <chartooo:coordinate-region svg:x="1.767cm" svg:y="0.379cm" svg:width="11.654cm" svg:height="6.813cm"/>
          <chart:axis chart:dimension="x" chart:name="primary-x" chart:style-name="ch4" chartooo:axis-type="auto">
            <chartooo:date-scale/>
            <chart:title svg:x="4.826cm" svg:y="8.019cm" chart:style-name="ch5">
              <text:p>Velikost nekomprimovaných dat [MB]</text:p>
            </chart:title>
            <chart:categories table:cell-range-address="List1.A28:List1.A34"/>
            <chart:grid chart:style-name="ch6" chart:class="major"/>
          </chart:axis>
          <chart:axis chart:dimension="y" chart:name="primary-y" chart:style-name="ch4">
            <chart:title svg:x="0.451cm" svg:y="6.487cm" chart:style-name="ch7">
              <text:p>Spotřebovaný procesorový čas [s]</text:p>
            </chart:title>
            <chart:grid chart:style-name="ch6" chart:class="major"/>
          </chart:axis>
          <chart:series chart:style-name="ch8" chart:values-cell-range-address="List1.B28:List1.B34" chart:label-cell-address="List1.B27:List1.B27" chart:class="chart:line">
            <chart:data-point chart:repeated="7"/>
          </chart:series>
          <chart:series chart:style-name="ch9" chart:values-cell-range-address="List1.C28:List1.C34" chart:label-cell-address="List1.C27:List1.C27" chart:class="chart:line">
            <chart:data-point chart:repeated="7"/>
          </chart:series>
          <chart:series chart:style-name="ch10" chart:values-cell-range-address="List1.D28:List1.D34" chart:label-cell-address="List1.D27:List1.D2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27:List1.B27</svg:desc>
                </draw:g>
              </table:table-cell>
              <table:table-cell office:value-type="string">
                <text:p>gzip</text:p>
                <draw:g>
                  <svg:desc>List1.C27:List1.C27</svg:desc>
                </draw:g>
              </table:table-cell>
              <table:table-cell office:value-type="string">
                <text:p>zip</text:p>
                <draw:g>
                  <svg:desc>List1.D27:List1.D2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28:List1.A34</svg:desc>
                </draw:g>
              </table:table-cell>
              <table:table-cell office:value-type="float" office:value="2.56">
                <text:p>2.56</text:p>
                <draw:g>
                  <svg:desc>List1.B28:List1.B34</svg:desc>
                </draw:g>
              </table:table-cell>
              <table:table-cell office:value-type="float" office:value="0.82">
                <text:p>0.82</text:p>
                <draw:g>
                  <svg:desc>List1.C28:List1.C34</svg:desc>
                </draw:g>
              </table:table-cell>
              <table:table-cell office:value-type="float" office:value="0.86">
                <text:p>0.86</text:p>
                <draw:g>
                  <svg:desc>List1.D28:List1.D3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27">
                <text:p>3.27</text:p>
              </table:table-cell>
              <table:table-cell office:value-type="float" office:value="1.49">
                <text:p>1.4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8">
                <text:p>3.8</text:p>
              </table:table-cell>
              <table:table-cell office:value-type="float" office:value="2.23">
                <text:p>2.2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37">
                <text:p>4.37</text:p>
              </table:table-cell>
              <table:table-cell office:value-type="float" office:value="2.9">
                <text:p>2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02">
                <text:p>5.02</text:p>
              </table:table-cell>
              <table:table-cell office:value-type="float" office:value="3.6">
                <text:p>3.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46">
                <text:p>5.46</text:p>
              </table:table-cell>
              <table:table-cell office:value-type="float" office:value="4.24">
                <text:p>4.2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89">
                <text:p>5.89</text:p>
              </table:table-cell>
              <table:table-cell office:value-type="float" office:value="4.87">
                <text:p>4.87</text:p>
              </table:table-cell>
              <table:table-cell office:value-type="float" office:value="5.36">
                <text:p>5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33" draw:fill-color="#99ff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32cm" svg:height="9cm" xlink:href=".." xlink:type="simple" chart:class="chart:line" chart:style-name="ch1">
        <chart:legend chart:legend-position="end" svg:x="11.214cm" svg:y="3.454cm" style:legend-expansion="high" chart:style-name="ch2"/>
        <chart:plot-area chart:style-name="ch3" table:cell-range-address="List1.A59:List1.E63" chart:data-source-has-labels="both" svg:x="1.361cm" svg:y="0.18cm" svg:width="9.503cm" svg:height="7.659cm">
          <chartooo:coordinate-region svg:x="2.168cm" svg:y="0.379cm" svg:width="8.271cm" svg:height="6.813cm"/>
          <chart:axis chart:dimension="x" chart:name="primary-x" chart:style-name="ch4" chartooo:axis-type="auto">
            <chartooo:date-scale/>
            <chart:title svg:x="4.15cm" svg:y="8.019cm" chart:style-name="ch5">
              <text:p>Velikost vstupních dat [MB]</text:p>
            </chart:title>
            <chart:categories table:cell-range-address="List1.A60:List1.A63"/>
            <chart:grid chart:style-name="ch6" chart:class="major"/>
          </chart:axis>
          <chart:axis chart:dimension="y" chart:name="primary-y" chart:style-name="ch4">
            <chart:title svg:x="0.451cm" svg:y="5.561cm" chart:style-name="ch7">
              <text:p>Spotřebovaný čas [s]</text:p>
            </chart:title>
            <chart:grid chart:style-name="ch6" chart:class="major"/>
          </chart:axis>
          <chart:series chart:style-name="ch8" chart:values-cell-range-address="List1.B60:List1.B63" chart:label-cell-address="List1.B59:List1.B59" chart:class="chart:line">
            <chart:data-point chart:repeated="4"/>
          </chart:series>
          <chart:series chart:style-name="ch9" chart:values-cell-range-address="List1.C60:List1.C63" chart:label-cell-address="List1.C59:List1.C59" chart:class="chart:line">
            <chart:data-point chart:repeated="4"/>
          </chart:series>
          <chart:series chart:style-name="ch10" chart:values-cell-range-address="List1.D60:List1.D63" chart:label-cell-address="List1.D59:List1.D59" chart:class="chart:line">
            <chart:data-point chart:repeated="4"/>
          </chart:series>
          <chart:series chart:style-name="ch11" chart:values-cell-range-address="List1.E60:List1.E63" chart:label-cell-address="List1.E59:List1.E5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ikalizátor – procesorový čas</text:p>
                <draw:g>
                  <svg:desc>List1.B59:List1.B59</svg:desc>
                </draw:g>
              </table:table-cell>
              <table:table-cell office:value-type="string">
                <text:p>Vertikalizátor – reálný čas</text:p>
                <draw:g>
                  <svg:desc>List1.C59:List1.C59</svg:desc>
                </draw:g>
              </table:table-cell>
              <table:table-cell office:value-type="string">
                <text:p>Nový systém – procesorový čas</text:p>
                <draw:g>
                  <svg:desc>List1.D59:List1.D59</svg:desc>
                </draw:g>
              </table:table-cell>
              <table:table-cell office:value-type="string">
                <text:p>Nový systém – reálný čas</text:p>
                <draw:g>
                  <svg:desc>List1.E59:List1.E59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List1.A60:List1.A63</svg:desc>
                </draw:g>
              </table:table-cell>
              <table:table-cell office:value-type="float" office:value="82.05">
                <text:p>82.05</text:p>
                <draw:g>
                  <svg:desc>List1.B60:List1.B63</svg:desc>
                </draw:g>
              </table:table-cell>
              <table:table-cell office:value-type="float" office:value="85.12">
                <text:p>85.12</text:p>
                <draw:g>
                  <svg:desc>List1.C60:List1.C63</svg:desc>
                </draw:g>
              </table:table-cell>
              <table:table-cell office:value-type="float" office:value="103.12">
                <text:p>103.12</text:p>
                <draw:g>
                  <svg:desc>List1.D60:List1.D63</svg:desc>
                </draw:g>
              </table:table-cell>
              <table:table-cell office:value-type="float" office:value="15.1">
                <text:p>15.1</text:p>
                <draw:g>
                  <svg:desc>List1.E60:List1.E63</svg:desc>
                </draw:g>
              </table:table-cell>
            </table:table-row>
            <table:table-row>
              <table:table-cell office:value-type="float" office:value="152.9">
                <text:p>152.9</text:p>
              </table:table-cell>
              <table:table-cell office:value-type="float" office:value="136.38">
                <text:p>136.38</text:p>
              </table:table-cell>
              <table:table-cell office:value-type="float" office:value="143.84">
                <text:p>143.84</text:p>
              </table:table-cell>
              <table:table-cell office:value-type="float" office:value="139.61">
                <text:p>139.61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61.16">
                <text:p>161.16</text:p>
              </table:table-cell>
              <table:table-cell office:value-type="float" office:value="168.54">
                <text:p>168.54</text:p>
              </table:table-cell>
              <table:table-cell office:value-type="float" office:value="184.18">
                <text:p>184.18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249.1">
                <text:p>249.1</text:p>
              </table:table-cell>
              <table:table-cell office:value-type="float" office:value="190.8">
                <text:p>190.8</text:p>
              </table:table-cell>
              <table:table-cell office:value-type="float" office:value="200.09">
                <text:p>200.09</text:p>
              </table:table-cell>
              <table:table-cell office:value-type="float" office:value="243.1">
                <text:p>243.1</text:p>
              </table:table-cell>
              <table:table-cell office:value-type="float" office:value="37.12">
                <text:p>37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75:List1.G79" chart:data-source-has-labels="both" svg:x="1.331cm" svg:y="0.18cm" svg:width="10.306cm" svg:height="7.659cm">
          <chartooo:coordinate-region svg:x="2.138cm" svg:y="0.379cm" svg:width="9.312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75:List1.G75"/>
            <chart:grid chart:style-name="ch6" chart:class="major"/>
          </chart:axis>
          <chart:axis chart:dimension="y" chart:name="primary-y" chart:style-name="ch4">
            <chart:title svg:x="0.451cm" svg:y="6.487cm" chart:style-name="ch7">
              <text:p>Spotřebovaný procesorový čas [s]</text:p>
            </chart:title>
            <chart:grid chart:style-name="ch6" chart:class="major"/>
          </chart:axis>
          <chart:series chart:style-name="ch8" chart:values-cell-range-address="List1.B76:List1.G76" chart:label-cell-address="List1.A76:List1.A76" chart:class="chart:line">
            <chart:data-point chart:repeated="6"/>
          </chart:series>
          <chart:series chart:style-name="ch9" chart:values-cell-range-address="List1.B77:List1.G77" chart:label-cell-address="List1.A77:List1.A77" chart:class="chart:line">
            <chart:data-point chart:repeated="6"/>
          </chart:series>
          <chart:series chart:style-name="ch10" chart:values-cell-range-address="List1.B78:List1.G78" chart:label-cell-address="List1.A78:List1.A78" chart:class="chart:line">
            <chart:data-point chart:repeated="6"/>
          </chart:series>
          <chart:series chart:style-name="ch11" chart:values-cell-range-address="List1.B79:List1.G79" chart:label-cell-address="List1.A79:List1.A7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75:List1.G7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76:List1.A76</svg:desc>
                </draw:g>
              </table:table-cell>
              <table:table-cell office:value-type="float" office:value="97.86">
                <text:p>97.86</text:p>
                <draw:g>
                  <svg:desc>List1.B76:List1.G76</svg:desc>
                </draw:g>
              </table:table-cell>
              <table:table-cell office:value-type="float" office:value="101.9">
                <text:p>101.9</text:p>
              </table:table-cell>
              <table:table-cell office:value-type="float" office:value="104.44">
                <text:p>104.44</text:p>
              </table:table-cell>
              <table:table-cell office:value-type="float" office:value="103.12">
                <text:p>103.12</text:p>
              </table:table-cell>
              <table:table-cell office:value-type="float" office:value="108.82">
                <text:p>108.82</text:p>
              </table:table-cell>
              <table:table-cell office:value-type="float" office:value="116.58">
                <text:p>116.58</text:p>
              </table:table-cell>
            </table:table-row>
            <table:table-row>
              <table:table-cell office:value-type="string">
                <text:p>Data2 (152.9 MB)</text:p>
                <draw:g>
                  <svg:desc>List1.A77:List1.A77</svg:desc>
                </draw:g>
              </table:table-cell>
              <table:table-cell office:value-type="float" office:value="134.02">
                <text:p>134.02</text:p>
                <draw:g>
                  <svg:desc>List1.B77:List1.G77</svg:desc>
                </draw:g>
              </table:table-cell>
              <table:table-cell office:value-type="float" office:value="122.48">
                <text:p>122.48</text:p>
              </table:table-cell>
              <table:table-cell office:value-type="float" office:value="132.47">
                <text:p>132.47</text:p>
              </table:table-cell>
              <table:table-cell office:value-type="float" office:value="139.61">
                <text:p>139.61</text:p>
              </table:table-cell>
              <table:table-cell office:value-type="float" office:value="147.67">
                <text:p>147.67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Data3 (205.4 MB)</text:p>
                <draw:g>
                  <svg:desc>List1.A78:List1.A78</svg:desc>
                </draw:g>
              </table:table-cell>
              <table:table-cell office:value-type="float" office:value="154.62">
                <text:p>154.62</text:p>
                <draw:g>
                  <svg:desc>List1.B78:List1.G78</svg:desc>
                </draw:g>
              </table:table-cell>
              <table:table-cell office:value-type="float" office:value="160.92">
                <text:p>160.92</text:p>
              </table:table-cell>
              <table:table-cell office:value-type="float" office:value="170.62">
                <text:p>170.62</text:p>
              </table:table-cell>
              <table:table-cell office:value-type="float" office:value="184.18">
                <text:p>184.18</text:p>
              </table:table-cell>
              <table:table-cell office:value-type="float" office:value="196.25">
                <text:p>196.25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Data4 (249 MB)</text:p>
                <draw:g>
                  <svg:desc>List1.A79:List1.A79</svg:desc>
                </draw:g>
              </table:table-cell>
              <table:table-cell office:value-type="float" office:value="196.95">
                <text:p>196.95</text:p>
                <draw:g>
                  <svg:desc>List1.B79:List1.G79</svg:desc>
                </draw:g>
              </table:table-cell>
              <table:table-cell office:value-type="float" office:value="208.65">
                <text:p>208.65</text:p>
              </table:table-cell>
              <table:table-cell office:value-type="float" office:value="227.99">
                <text:p>227.99</text:p>
              </table:table-cell>
              <table:table-cell office:value-type="float" office:value="243.1">
                <text:p>243.1</text:p>
              </table:table-cell>
              <table:table-cell office:value-type="float" office:value="255.73">
                <text:p>255.73</text:p>
              </table:table-cell>
              <table:table-cell office:value-type="float" office:value="265.17">
                <text:p>265.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82:List1.G86" chart:data-source-has-labels="both" svg:x="1.331cm" svg:y="0.18cm" svg:width="10.306cm" svg:height="7.659cm">
          <chartooo:coordinate-region svg:x="2.138cm" svg:y="0.379cm" svg:width="9.312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82:List1.G82"/>
            <chart:grid chart:style-name="ch6" chart:class="major"/>
          </chart:axis>
          <chart:axis chart:dimension="y" chart:name="primary-y" chart:style-name="ch4">
            <chart:title svg:x="0.451cm" svg:y="5.495cm" chart:style-name="ch7">
              <text:p>Doba zpracování [s]</text:p>
            </chart:title>
            <chart:grid chart:style-name="ch6" chart:class="major"/>
          </chart:axis>
          <chart:series chart:style-name="ch8" chart:values-cell-range-address="List1.B83:List1.G83" chart:label-cell-address="List1.A83:List1.A83" chart:class="chart:line">
            <chart:data-point chart:repeated="6"/>
          </chart:series>
          <chart:series chart:style-name="ch9" chart:values-cell-range-address="List1.B84:List1.G84" chart:label-cell-address="List1.A84:List1.A84" chart:class="chart:line">
            <chart:data-point chart:repeated="6"/>
          </chart:series>
          <chart:series chart:style-name="ch10" chart:values-cell-range-address="List1.B85:List1.G85" chart:label-cell-address="List1.A85:List1.A85" chart:class="chart:line">
            <chart:data-point chart:repeated="6"/>
          </chart:series>
          <chart:series chart:style-name="ch11" chart:values-cell-range-address="List1.B86:List1.G86" chart:label-cell-address="List1.A86:List1.A8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82:List1.G8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83:List1.A83</svg:desc>
                </draw:g>
              </table:table-cell>
              <table:table-cell office:value-type="float" office:value="97.42">
                <text:p>97.42</text:p>
                <draw:g>
                  <svg:desc>List1.B83:List1.G83</svg:desc>
                </draw:g>
              </table:table-cell>
              <table:table-cell office:value-type="float" office:value="27.46">
                <text:p>27.46</text:p>
              </table:table-cell>
              <table:table-cell office:value-type="float" office:value="23.35">
                <text:p>23.35</text:p>
              </table:table-cell>
              <table:table-cell office:value-type="float" office:value="15.1">
                <text:p>15.1</text:p>
              </table:table-cell>
              <table:table-cell office:value-type="float" office:value="12.34">
                <text:p>12.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Data2 (152.9 MB)</text:p>
                <draw:g>
                  <svg:desc>List1.A84:List1.A84</svg:desc>
                </draw:g>
              </table:table-cell>
              <table:table-cell office:value-type="float" office:value="218.5">
                <text:p>218.5</text:p>
                <draw:g>
                  <svg:desc>List1.B84:List1.G84</svg:desc>
                </draw:g>
              </table:table-cell>
              <table:table-cell office:value-type="float" office:value="57.87">
                <text:p>57.87</text:p>
              </table:table-cell>
              <table:table-cell office:value-type="float" office:value="30.25">
                <text:p>30.25</text:p>
              </table:table-cell>
              <table:table-cell office:value-type="float" office:value="22.51">
                <text:p>22.51</text:p>
              </table:table-cell>
              <table:table-cell office:value-type="float" office:value="17.42">
                <text:p>17.4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Data3 (205.4 MB)</text:p>
                <draw:g>
                  <svg:desc>List1.A85:List1.A85</svg:desc>
                </draw:g>
              </table:table-cell>
              <table:table-cell office:value-type="float" office:value="315.94">
                <text:p>315.94</text:p>
                <draw:g>
                  <svg:desc>List1.B85:List1.G85</svg:desc>
                </draw:g>
              </table:table-cell>
              <table:table-cell office:value-type="float" office:value="78.16">
                <text:p>78.16</text:p>
              </table:table-cell>
              <table:table-cell office:value-type="float" office:value="40.65">
                <text:p>40.65</text:p>
              </table:table-cell>
              <table:table-cell office:value-type="float" office:value="30.02">
                <text:p>30.02</text:p>
              </table:table-cell>
              <table:table-cell office:value-type="float" office:value="24.91">
                <text:p>24.91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Data4 (249 MB)</text:p>
                <draw:g>
                  <svg:desc>List1.A86:List1.A86</svg:desc>
                </draw:g>
              </table:table-cell>
              <table:table-cell office:value-type="float" office:value="369.14">
                <text:p>369.14</text:p>
                <draw:g>
                  <svg:desc>List1.B86:List1.G86</svg:desc>
                </draw:g>
              </table:table-cell>
              <table:table-cell office:value-type="float" office:value="93.76">
                <text:p>93.76</text:p>
              </table:table-cell>
              <table:table-cell office:value-type="float" office:value="50.33">
                <text:p>50.33</text:p>
              </table:table-cell>
              <table:table-cell office:value-type="float" office:value="37.12">
                <text:p>37.12</text:p>
              </table:table-cell>
              <table:table-cell office:value-type="float" office:value="31.6">
                <text:p>31.6</text:p>
              </table:table-cell>
              <table:table-cell office:value-type="float" office:value="29.74">
                <text:p>29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90:List1.G94" chart:data-source-has-labels="both" svg:x="1.331cm" svg:y="0.18cm" svg:width="10.306cm" svg:height="7.659cm">
          <chartooo:coordinate-region svg:x="2.138cm" svg:y="0.379cm" svg:width="9.127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90:List1.G90"/>
            <chart:grid chart:style-name="ch6" chart:class="major"/>
          </chart:axis>
          <chart:axis chart:dimension="y" chart:name="primary-y" chart:style-name="ch4">
            <chart:title svg:x="0.451cm" svg:y="6.223cm" chart:style-name="ch7">
              <text:p>Maximum použité paměti [MB]</text:p>
            </chart:title>
            <chart:grid chart:style-name="ch6" chart:class="major"/>
          </chart:axis>
          <chart:series chart:style-name="ch8" chart:values-cell-range-address="List1.B91:List1.G91" chart:label-cell-address="List1.A91:List1.A91" chart:class="chart:line">
            <chart:data-point chart:repeated="6"/>
          </chart:series>
          <chart:series chart:style-name="ch9" chart:values-cell-range-address="List1.B92:List1.G92" chart:label-cell-address="List1.A92:List1.A92" chart:class="chart:line">
            <chart:data-point chart:repeated="6"/>
          </chart:series>
          <chart:series chart:style-name="ch10" chart:values-cell-range-address="List1.B93:List1.G93" chart:label-cell-address="List1.A93:List1.A93" chart:class="chart:line">
            <chart:data-point chart:repeated="6"/>
          </chart:series>
          <chart:series chart:style-name="ch11" chart:values-cell-range-address="List1.B94:List1.G94" chart:label-cell-address="List1.A94:List1.A9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90:List1.G9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91:List1.A91</svg:desc>
                </draw:g>
              </table:table-cell>
              <table:table-cell office:value-type="float" office:value="315.69">
                <text:p>315.69</text:p>
                <draw:g>
                  <svg:desc>List1.B91:List1.G91</svg:desc>
                </draw:g>
              </table:table-cell>
              <table:table-cell office:value-type="float" office:value="399.53">
                <text:p>399.53</text:p>
              </table:table-cell>
              <table:table-cell office:value-type="float" office:value="458.1">
                <text:p>458.1</text:p>
              </table:table-cell>
              <table:table-cell office:value-type="float" office:value="475.7">
                <text:p>475.7</text:p>
              </table:table-cell>
              <table:table-cell office:value-type="float" office:value="567.37">
                <text:p>567.37</text:p>
              </table:table-cell>
              <table:table-cell office:value-type="float" office:value="663.36">
                <text:p>663.36</text:p>
              </table:table-cell>
            </table:table-row>
            <table:table-row>
              <table:table-cell office:value-type="string">
                <text:p>Data2 (152.9 MB)</text:p>
                <draw:g>
                  <svg:desc>List1.A92:List1.A92</svg:desc>
                </draw:g>
              </table:table-cell>
              <table:table-cell office:value-type="float" office:value="465.9">
                <text:p>465.9</text:p>
                <draw:g>
                  <svg:desc>List1.B92:List1.G92</svg:desc>
                </draw:g>
              </table:table-cell>
              <table:table-cell office:value-type="float" office:value="521.52">
                <text:p>521.52</text:p>
              </table:table-cell>
              <table:table-cell office:value-type="float" office:value="582.63">
                <text:p>582.63</text:p>
              </table:table-cell>
              <table:table-cell office:value-type="float" office:value="688.43">
                <text:p>688.43</text:p>
              </table:table-cell>
              <table:table-cell office:value-type="float" office:value="798.68">
                <text:p>798.68</text:p>
              </table:table-cell>
              <table:table-cell office:value-type="float" office:value="879.43">
                <text:p>879.43</text:p>
              </table:table-cell>
            </table:table-row>
            <table:table-row>
              <table:table-cell office:value-type="string">
                <text:p>Data3 (205.4 MB)</text:p>
                <draw:g>
                  <svg:desc>List1.A93:List1.A93</svg:desc>
                </draw:g>
              </table:table-cell>
              <table:table-cell office:value-type="float" office:value="585.22">
                <text:p>585.22</text:p>
                <draw:g>
                  <svg:desc>List1.B93:List1.G93</svg:desc>
                </draw:g>
              </table:table-cell>
              <table:table-cell office:value-type="float" office:value="637.85">
                <text:p>637.85</text:p>
              </table:table-cell>
              <table:table-cell office:value-type="float" office:value="700.79">
                <text:p>700.79</text:p>
              </table:table-cell>
              <table:table-cell office:value-type="float" office:value="732.78">
                <text:p>732.78</text:p>
              </table:table-cell>
              <table:table-cell office:value-type="float" office:value="816.01">
                <text:p>816.01</text:p>
              </table:table-cell>
              <table:table-cell office:value-type="float" office:value="1027.09">
                <text:p>1027.09</text:p>
              </table:table-cell>
            </table:table-row>
            <table:table-row>
              <table:table-cell office:value-type="string">
                <text:p>Data4 (249 MB)</text:p>
                <draw:g>
                  <svg:desc>List1.A94:List1.A94</svg:desc>
                </draw:g>
              </table:table-cell>
              <table:table-cell office:value-type="float" office:value="678.49">
                <text:p>678.49</text:p>
                <draw:g>
                  <svg:desc>List1.B94:List1.G94</svg:desc>
                </draw:g>
              </table:table-cell>
              <table:table-cell office:value-type="float" office:value="793.12">
                <text:p>793.12</text:p>
              </table:table-cell>
              <table:table-cell office:value-type="float" office:value="847.24">
                <text:p>847.24</text:p>
              </table:table-cell>
              <table:table-cell office:value-type="float" office:value="950.64">
                <text:p>950.64</text:p>
              </table:table-cell>
              <table:table-cell office:value-type="float" office:value="1040.74">
                <text:p>1040.74</text:p>
              </table:table-cell>
              <table:table-cell office:value-type="float" office:value="1106.98">
                <text:p>1106.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3.454cm" style:legend-expansion="high" chart:style-name="ch2"/>
        <chart:plot-area chart:style-name="ch3" table:cell-range-address="List1.A124:List1.G128" chart:data-source-has-labels="both" svg:x="1.331cm" svg:y="0.18cm" svg:width="12.449cm" svg:height="7.659cm">
          <chartooo:coordinate-region svg:x="2.323cm" svg:y="0.379cm" svg:width="11.27cm" svg:height="6.813cm"/>
          <chart:axis chart:dimension="x" chart:name="primary-x" chart:style-name="ch4" chartooo:axis-type="auto">
            <chartooo:date-scale/>
            <chart:title svg:x="6.466cm" svg:y="8.019cm" chart:style-name="ch5">
              <text:p>Počet procesů</text:p>
            </chart:title>
            <chart:categories table:cell-range-address="List1.B124:List1.G124"/>
            <chart:grid chart:style-name="ch6" chart:class="major"/>
          </chart:axis>
          <chart:axis chart:dimension="y" chart:name="primary-y" chart:style-name="ch4">
            <chart:title svg:x="0.451cm" svg:y="5.495cm" chart:style-name="ch7">
              <text:p>Doba zpracování [s]</text:p>
            </chart:title>
            <chart:grid chart:style-name="ch6" chart:class="major"/>
          </chart:axis>
          <chart:series chart:style-name="ch8" chart:values-cell-range-address="List1.B125:List1.G125" chart:label-cell-address="List1.A125:List1.A125" chart:class="chart:line">
            <chart:data-point chart:repeated="6"/>
          </chart:series>
          <chart:series chart:style-name="ch9" chart:values-cell-range-address="List1.B126:List1.G126" chart:label-cell-address="List1.A126:List1.A126" chart:class="chart:line">
            <chart:data-point chart:repeated="6"/>
          </chart:series>
          <chart:series chart:style-name="ch10" chart:values-cell-range-address="List1.B127:List1.G127" chart:label-cell-address="List1.A127:List1.A127" chart:class="chart:line">
            <chart:data-point chart:repeated="6"/>
          </chart:series>
          <chart:series chart:style-name="ch11" chart:values-cell-range-address="List1.B128:List1.G128" chart:label-cell-address="List1.A128:List1.A12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124:List1.G12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List1.A125:List1.A125</svg:desc>
                </draw:g>
              </table:table-cell>
              <table:table-cell office:value-type="float" office:value="1050.25">
                <text:p>1050.25</text:p>
                <draw:g>
                  <svg:desc>List1.B125:List1.G125</svg:desc>
                </draw:g>
              </table:table-cell>
              <table:table-cell office:value-type="float" office:value="264.73">
                <text:p>264.73</text:p>
              </table:table-cell>
              <table:table-cell office:value-type="float" office:value="148.7">
                <text:p>148.7</text:p>
              </table:table-cell>
              <table:table-cell office:value-type="float" office:value="150.12">
                <text:p>150.12</text:p>
              </table:table-cell>
              <table:table-cell office:value-type="float" office:value="155.22">
                <text:p>155.22</text:p>
              </table:table-cell>
              <table:table-cell office:value-type="float" office:value="164.26">
                <text:p>164.26</text:p>
              </table:table-cell>
            </table:table-row>
            <table:table-row>
              <table:table-cell office:value-type="string">
                <text:p>50</text:p>
                <draw:g>
                  <svg:desc>List1.A126:List1.A126</svg:desc>
                </draw:g>
              </table:table-cell>
              <table:table-cell office:value-type="float" office:value="839.85">
                <text:p>839.85</text:p>
                <draw:g>
                  <svg:desc>List1.B126:List1.G126</svg:desc>
                </draw:g>
              </table:table-cell>
              <table:table-cell office:value-type="float" office:value="220.83">
                <text:p>220.83</text:p>
              </table:table-cell>
              <table:table-cell office:value-type="float" office:value="144.25">
                <text:p>144.25</text:p>
              </table:table-cell>
              <table:table-cell office:value-type="float" office:value="158.47">
                <text:p>158.47</text:p>
              </table:table-cell>
              <table:table-cell office:value-type="float" office:value="171.66">
                <text:p>171.66</text:p>
              </table:table-cell>
              <table:table-cell office:value-type="float" office:value="171.33">
                <text:p>171.33</text:p>
              </table:table-cell>
            </table:table-row>
            <table:table-row>
              <table:table-cell office:value-type="string">
                <text:p>100</text:p>
                <draw:g>
                  <svg:desc>List1.A127:List1.A127</svg:desc>
                </draw:g>
              </table:table-cell>
              <table:table-cell office:value-type="float" office:value="1251.58">
                <text:p>1251.58</text:p>
                <draw:g>
                  <svg:desc>List1.B127:List1.G127</svg:desc>
                </draw:g>
              </table:table-cell>
              <table:table-cell office:value-type="float" office:value="357.96">
                <text:p>357.96</text:p>
              </table:table-cell>
              <table:table-cell office:value-type="float" office:value="257.67">
                <text:p>257.67</text:p>
              </table:table-cell>
              <table:table-cell office:value-type="float" office:value="272.39">
                <text:p>272.39</text:p>
              </table:table-cell>
              <table:table-cell office:value-type="float" office:value="274.01">
                <text:p>274.01</text:p>
              </table:table-cell>
              <table:table-cell office:value-type="float" office:value="340.63">
                <text:p>340.63</text:p>
              </table:table-cell>
            </table:table-row>
            <table:table-row>
              <table:table-cell office:value-type="string">
                <text:p>200</text:p>
                <draw:g>
                  <svg:desc>List1.A128:List1.A128</svg:desc>
                </draw:g>
              </table:table-cell>
              <table:table-cell office:value-type="float" office:value="2680.571">
                <text:p>2680.571</text:p>
                <draw:g>
                  <svg:desc>List1.B128:List1.G128</svg:desc>
                </draw:g>
              </table:table-cell>
              <table:table-cell office:value-type="float" office:value="358.12">
                <text:p>358.12</text:p>
              </table:table-cell>
              <table:table-cell office:value-type="float" office:value="257.1">
                <text:p>257.1</text:p>
              </table:table-cell>
              <table:table-cell office:value-type="float" office:value="692.86">
                <text:p>692.86</text:p>
              </table:table-cell>
              <table:table-cell office:value-type="float" office:value="715.29">
                <text:p>715.29</text:p>
              </table:table-cell>
              <table:table-cell office:value-type="float" office:value="695.12">
                <text:p>695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3.454cm" style:legend-expansion="high" chart:style-name="ch2"/>
        <chart:plot-area chart:style-name="ch3" table:cell-range-address="List1.A162:List1.G166" chart:data-source-has-labels="both" svg:x="1.331cm" svg:y="0.18cm" svg:width="12.449cm" svg:height="7.659cm">
          <chartooo:coordinate-region svg:x="2.323cm" svg:y="0.379cm" svg:width="11.27cm" svg:height="6.813cm"/>
          <chart:axis chart:dimension="x" chart:name="primary-x" chart:style-name="ch4" chartooo:axis-type="auto">
            <chartooo:date-scale/>
            <chart:title svg:x="6.466cm" svg:y="8.019cm" chart:style-name="ch5">
              <text:p>Počet procesů</text:p>
            </chart:title>
            <chart:categories table:cell-range-address="List1.B162:List1.G162"/>
            <chart:grid chart:style-name="ch6" chart:class="major"/>
          </chart:axis>
          <chart:axis chart:dimension="y" chart:name="primary-y" chart:style-name="ch4">
            <chart:title svg:x="0.451cm" svg:y="6.223cm" chart:style-name="ch7">
              <text:p>Maximum použité paměti [MB]</text:p>
            </chart:title>
            <chart:grid chart:style-name="ch6" chart:class="major"/>
          </chart:axis>
          <chart:series chart:style-name="ch8" chart:values-cell-range-address="List1.B163:List1.G163" chart:label-cell-address="List1.A163:List1.A163" chart:class="chart:line">
            <chart:data-point chart:repeated="6"/>
          </chart:series>
          <chart:series chart:style-name="ch9" chart:values-cell-range-address="List1.B164:List1.G164" chart:label-cell-address="List1.A164:List1.A164" chart:class="chart:line">
            <chart:data-point chart:repeated="6"/>
          </chart:series>
          <chart:series chart:style-name="ch10" chart:values-cell-range-address="List1.B165:List1.G165" chart:label-cell-address="List1.A165:List1.A165" chart:class="chart:line">
            <chart:data-point chart:repeated="6"/>
          </chart:series>
          <chart:series chart:style-name="ch11" chart:values-cell-range-address="List1.B166:List1.G166" chart:label-cell-address="List1.A166:List1.A16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162:List1.G16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List1.A163:List1.A163</svg:desc>
                </draw:g>
              </table:table-cell>
              <table:table-cell office:value-type="float" office:value="724.953125">
                <text:p>724.953125</text:p>
                <draw:g>
                  <svg:desc>List1.B163:List1.G163</svg:desc>
                </draw:g>
              </table:table-cell>
              <table:table-cell office:value-type="float" office:value="1576.68359375">
                <text:p>1576.68359375</text:p>
              </table:table-cell>
              <table:table-cell office:value-type="float" office:value="2646.69140625">
                <text:p>2646.69140625</text:p>
              </table:table-cell>
              <table:table-cell office:value-type="float" office:value="3783.1953125">
                <text:p>3783.1953125</text:p>
              </table:table-cell>
              <table:table-cell office:value-type="float" office:value="5068.39453125">
                <text:p>5068.39453125</text:p>
              </table:table-cell>
              <table:table-cell office:value-type="float" office:value="5979.390625">
                <text:p>5979.390625</text:p>
              </table:table-cell>
            </table:table-row>
            <table:table-row>
              <table:table-cell office:value-type="string">
                <text:p>50</text:p>
                <draw:g>
                  <svg:desc>List1.A164:List1.A164</svg:desc>
                </draw:g>
              </table:table-cell>
              <table:table-cell office:value-type="float" office:value="804.18359375">
                <text:p>804.18359375</text:p>
                <draw:g>
                  <svg:desc>List1.B164:List1.G164</svg:desc>
                </draw:g>
              </table:table-cell>
              <table:table-cell office:value-type="float" office:value="1731.0234375">
                <text:p>1731.0234375</text:p>
              </table:table-cell>
              <table:table-cell office:value-type="float" office:value="2888.1953125">
                <text:p>2888.1953125</text:p>
              </table:table-cell>
              <table:table-cell office:value-type="float" office:value="3888.5625">
                <text:p>3888.5625</text:p>
              </table:table-cell>
              <table:table-cell office:value-type="float" office:value="5135.0390625">
                <text:p>5135.0390625</text:p>
              </table:table-cell>
              <table:table-cell office:value-type="float" office:value="6051.609375">
                <text:p>6051.609375</text:p>
              </table:table-cell>
            </table:table-row>
            <table:table-row>
              <table:table-cell office:value-type="string">
                <text:p>100</text:p>
                <draw:g>
                  <svg:desc>List1.A165:List1.A165</svg:desc>
                </draw:g>
              </table:table-cell>
              <table:table-cell office:value-type="float" office:value="893.01953125">
                <text:p>893.01953125</text:p>
                <draw:g>
                  <svg:desc>List1.B165:List1.G165</svg:desc>
                </draw:g>
              </table:table-cell>
              <table:table-cell office:value-type="float" office:value="1989.50390625">
                <text:p>1989.50390625</text:p>
              </table:table-cell>
              <table:table-cell office:value-type="float" office:value="3327.484375">
                <text:p>3327.484375</text:p>
              </table:table-cell>
              <table:table-cell office:value-type="float" office:value="4482.83203125">
                <text:p>4482.83203125</text:p>
              </table:table-cell>
              <table:table-cell office:value-type="float" office:value="5612.296875">
                <text:p>5612.296875</text:p>
              </table:table-cell>
              <table:table-cell office:value-type="float" office:value="6704.07421875">
                <text:p>6704.07421875</text:p>
              </table:table-cell>
            </table:table-row>
            <table:table-row>
              <table:table-cell office:value-type="string">
                <text:p>200</text:p>
                <draw:g>
                  <svg:desc>List1.A166:List1.A166</svg:desc>
                </draw:g>
              </table:table-cell>
              <table:table-cell office:value-type="float" office:value="1089.49609375">
                <text:p>1089.49609375</text:p>
                <draw:g>
                  <svg:desc>List1.B166:List1.G166</svg:desc>
                </draw:g>
              </table:table-cell>
              <table:table-cell office:value-type="float" office:value="2348.828125">
                <text:p>2348.828125</text:p>
              </table:table-cell>
              <table:table-cell office:value-type="float" office:value="3869.44140625">
                <text:p>3869.44140625</text:p>
              </table:table-cell>
              <table:table-cell office:value-type="float" office:value="4811.046875">
                <text:p>4811.046875</text:p>
              </table:table-cell>
              <table:table-cell office:value-type="float" office:value="5774.9921875">
                <text:p>5774.9921875</text:p>
              </table:table-cell>
              <table:table-cell office:value-type="float" office:value="5928.48046875">
                <text:p>5928.480468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